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21d3" officeooo:paragraph-rsid="000521d3"/>
    </style:style>
    <style:style style:name="P2" style:family="paragraph" style:parent-style-name="Standard">
      <style:text-properties officeooo:rsid="0005ed33" officeooo:paragraph-rsid="0005ed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 '/projects/:id' =&gt; 'projects#show' <text:s text:c="6"/>–--------– in routes</text:p>
      <text:p text:style-name="P1"/>
      <text:p text:style-name="P1">def show</text:p>
      <text:p text:style-name="P1"><text:tab/><text:tab/>@my_project = Project.find params[:id]</text:p>
      <text:p text:style-name="P1"><text:tab/>end</text:p>
      <text:p text:style-name="P1"/>
      <text:p text:style-name="P1">-Project – here refers to model(Project)</text:p>
      <text:p text:style-name="P1">-look for parameter whose name is id</text:p>
      <text:p text:style-name="P1"/>
      <text:p text:style-name="P1"/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5:23:48.698335010</meta:creation-date>
    <meta:editing-duration>PT3M28S</meta:editing-duration>
    <meta:editing-cycles>2</meta:editing-cycles>
    <meta:generator>LibreOffice/5.0.5.2$Linux_X86_64 LibreOffice_project/00m0$Build-2</meta:generator>
    <dc:date>2016-04-26T15:27:14.947106364</dc:date>
    <meta:document-statistic meta:table-count="0" meta:image-count="0" meta:object-count="0" meta:page-count="1" meta:paragraph-count="7" meta:word-count="26" meta:character-count="194" meta:non-whitespace-character-count="163"/>
  </office:meta>
</office:document-meta>
</file>